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Module</text:p>
      <text:p text:style-name="Standard"/>
      <text:p text:style-name="Standard">UmitWeb will have a 'test' module, that will run both on server and client sides. The client program (using urllib2) will request some pages in /test/* path, on the server. The test module will be mapped to match urls like /test/SomeMethod, and response a text in JSON (<text:a xlink:type="simple" xlink:href="http://www.json.org/">http://www.json.org</text:a>), that can be parsed and analysed in client-side, using unitt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ejaVu Sans" style:font-size-asian="12pt" style:language-asian="pt" style:country-asian="BR" style:font-name-complex="DejaVu San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Rodolfo Carvalho</meta:initial-creator>
    <meta:creation-date>2002-01-01T00:23:43</meta:creation-date>
    <dc:creator>Rodolfo Carvalho</dc:creator>
    <dc:date>2002-01-01T01:08:00</dc:date>
    <dc:language>pt-BR</dc:language>
    <meta:editing-cycles>2</meta:editing-cycles>
    <meta:editing-duration>PT44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63" meta:character-count="366"/>
  </office:meta>
</office:document-meta>
</file>